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3cm"/>
    </style:style>
    <style:style style:name="P1" style:family="paragraph" style:parent-style-name="Standard">
      <style:paragraph-properties fo:text-align="center" style:justify-single-word="false"/>
      <style:text-properties officeooo:rsid="0005eaed" officeooo:paragraph-rsid="0005eaed"/>
    </style:style>
    <style:style style:name="P2" style:family="paragraph" style:parent-style-name="Standard">
      <style:paragraph-properties fo:text-align="start" style:justify-single-word="false"/>
      <style:text-properties officeooo:rsid="0005eaed" officeooo:paragraph-rsid="0005eaed"/>
    </style:style>
    <style:style style:name="P3" style:family="paragraph" style:parent-style-name="Standard">
      <style:paragraph-properties fo:text-align="start" style:justify-single-word="false"/>
      <style:text-properties officeooo:paragraph-rsid="00080157"/>
    </style:style>
    <style:style style:name="P4" style:family="paragraph" style:parent-style-name="Standard">
      <style:paragraph-properties fo:text-align="start" style:justify-single-word="false"/>
      <style:text-properties officeooo:rsid="0007acd6" officeooo:paragraph-rsid="0007acd6"/>
    </style:style>
    <style:style style:name="P5" style:family="paragraph" style:parent-style-name="Standard">
      <style:paragraph-properties fo:text-align="start" style:justify-single-word="false"/>
      <style:text-properties officeooo:rsid="00080157" officeooo:paragraph-rsid="00080157"/>
    </style:style>
    <style:style style:name="P6" style:family="paragraph" style:parent-style-name="Standard">
      <style:paragraph-properties fo:text-align="start" style:justify-single-word="false"/>
      <style:text-properties officeooo:rsid="000f072d" officeooo:paragraph-rsid="000f072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07acd6" officeooo:paragraph-rsid="0007acd6"/>
    </style:style>
    <style:style style:name="P9" style:family="paragraph" style:parent-style-name="Table_20_Contents">
      <style:paragraph-properties fo:text-align="start" style:justify-single-word="false"/>
      <style:text-properties officeooo:rsid="0007acd6" officeooo:paragraph-rsid="00080157"/>
    </style:style>
    <style:style style:name="P10" style:family="paragraph" style:parent-style-name="Table_20_Contents">
      <style:paragraph-properties fo:text-align="start" style:justify-single-word="false"/>
      <style:text-properties officeooo:rsid="0009ee6b" officeooo:paragraph-rsid="0009ee6b"/>
    </style:style>
    <style:style style:name="P11" style:family="paragraph" style:parent-style-name="Table_20_Contents">
      <style:paragraph-properties fo:text-align="start" style:justify-single-word="false"/>
      <style:text-properties officeooo:rsid="000d03ba" officeooo:paragraph-rsid="000d03ba"/>
    </style:style>
    <style:style style:name="P12" style:family="paragraph" style:parent-style-name="Table_20_Contents">
      <style:paragraph-properties fo:text-align="start" style:justify-single-word="false"/>
      <style:text-properties officeooo:rsid="000d982c" officeooo:paragraph-rsid="000d982c"/>
    </style:style>
    <style:style style:name="P13" style:family="paragraph" style:parent-style-name="Standard">
      <style:paragraph-properties fo:text-align="start" style:justify-single-word="false"/>
      <style:text-properties officeooo:rsid="00080157" officeooo:paragraph-rsid="00080157"/>
    </style:style>
    <style:style style:name="T1" style:family="text">
      <style:text-properties officeooo:rsid="00080157"/>
    </style:style>
    <style:style style:name="T2" style:family="text">
      <style:text-properties officeooo:rsid="000f85a5"/>
    </style:style>
    <style:style style:name="T3" style:family="text">
      <style:text-properties officeooo:rsid="00110f0d"/>
    </style:style>
    <style:style style:name="T4" style:family="text">
      <style:text-properties officeooo:rsid="00148e13"/>
    </style:style>
    <style:style style:name="T5" style:family="text">
      <style:text-properties officeooo:rsid="0017e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домашнему заданию</text:p>
      <text:p text:style-name="P1">«Сортировка во внешней памяти»</text:p>
      <text:p text:style-name="P2">1. Краткая характеристика железа:</text:p>
      <text:p text:style-name="P2">Объём оперативной памяти — 16Гб.</text:p>
      <text:p text:style-name="P2">Жёсткий диск SSD, скорость последовательного чтения — до 1300 МБ/с, задержка случайного чтения — 75мс.</text:p>
      <text:p text:style-name="P2">2. Описание файлов в архиве</text:p>
      <text:p text:style-name="P2">main.cpp — код, выполняющий сортировку</text:p>
      <text:p text:style-name="P2">iolib.h — вспомогательные классы и функции для ввода-вывода</text:p>
      <text:p text:style-name="P2">dummy.cpp — авторское решение сортировки во внутренней памяти</text:p>
      <text:p text:style-name="P2">read_all.cpp — программа, читающая бинарный файл из чисел и печатающая эти числа</text:p>
      <text:p text:style-name="P2">test_gen.cpp — программа, генерирующая тесты из случайных чисел</text:p>
      <text:p text:style-name="P2">Во всех файлах, кроме main.cpp, функция main переименована из-за того, что тестирующая система собирает все файлы с кодом вместе. </text:p>
      <text:p text:style-name="P2">В Makefile добавлено две цели, выполняющие запуск измерений времени работы двух программ сортировки на разных файлах и с разными лимитами памяти.</text:p>
      <text:p text:style-name="P2">В main.cpp есть переменная NEED_DATASYNC. <text:s/>Если она равна true, программа выполняет fdatasync, когда заканчивает писать в файл. В тестирующую систему отправлялась версия кода с выполнением fdatasync, для сравнения с реализацией сортировки через STXXL запускалась версия без fdatasync, так как stxxl внутри этого не делает.</text:p>
      <text:p text:style-name="P4">3. Результаты измерений времени работы <text:span text:style-name="T1">в секундах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Ручное решение</text:p>
          </table:table-cell>
          <table:table-cell table:style-name="Table1.C1" office:value-type="string">
            <text:p text:style-name="P8">Решение с STXXL</text:p>
          </table:table-cell>
        </table:table-row>
        <table:table-row>
          <table:table-cell table:style-name="Table1.A2" office:value-type="string">
            <text:p text:style-name="P8">тест: 2Гб, RAM: 25МБ</text:p>
          </table:table-cell>
          <table:table-cell table:style-name="Table1.A2" office:value-type="string">
            <text:p text:style-name="P10">30,4</text:p>
          </table:table-cell>
          <table:table-cell table:style-name="Table1.C2" office:value-type="string">
            <text:p text:style-name="P10">40,87</text:p>
          </table:table-cell>
        </table:table-row>
        <table:table-row>
          <table:table-cell table:style-name="Table1.A2" office:value-type="string">
            <text:p text:style-name="P8">тест: 2Гб, RAM: 50МБ</text:p>
          </table:table-cell>
          <table:table-cell table:style-name="Table1.A2" office:value-type="string">
            <text:p text:style-name="P10">29,05</text:p>
          </table:table-cell>
          <table:table-cell table:style-name="Table1.C2" office:value-type="string">
            <text:p text:style-name="P10">38,94</text:p>
          </table:table-cell>
        </table:table-row>
        <table:table-row>
          <table:table-cell table:style-name="Table1.A2" office:value-type="string">
            <text:p text:style-name="P8">тест: 2Гб, RAM: 100МБ</text:p>
          </table:table-cell>
          <table:table-cell table:style-name="Table1.A2" office:value-type="string">
            <text:p text:style-name="P10">28,48</text:p>
          </table:table-cell>
          <table:table-cell table:style-name="Table1.C2" office:value-type="string">
            <text:p text:style-name="P10">37,12</text:p>
          </table:table-cell>
        </table:table-row>
        <table:table-row>
          <table:table-cell table:style-name="Table1.A2" office:value-type="string">
            <text:p text:style-name="P8">тест: 2Гб, RAM: <text:span text:style-name="T1">400 МБ</text:span></text:p>
          </table:table-cell>
          <table:table-cell table:style-name="Table1.A2" office:value-type="string">
            <text:p text:style-name="P10">28,76</text:p>
          </table:table-cell>
          <table:table-cell table:style-name="Table1.C2" office:value-type="string">
            <text:p text:style-name="P10">37,22</text:p>
          </table:table-cell>
        </table:table-row>
        <table:table-row>
          <table:table-cell table:style-name="Table1.A2" office:value-type="string">
            <text:p text:style-name="P9">тест: 2Гб, RAM: <text:span text:style-name="T1">800 МБ</text:span></text:p>
          </table:table-cell>
          <table:table-cell table:style-name="Table1.A2" office:value-type="string">
            <text:p text:style-name="P10">27,32</text:p>
          </table:table-cell>
          <table:table-cell table:style-name="Table1.C2" office:value-type="string">
            <text:p text:style-name="P10">34</text:p>
          </table:table-cell>
        </table:table-row>
        <table:table-row>
          <table:table-cell table:style-name="Table1.A2" office:value-type="string">
            <text:p text:style-name="P9">тест: 2Гб, RAM: <text:span text:style-name="T1">1ГБ</text:span></text:p>
          </table:table-cell>
          <table:table-cell table:style-name="Table1.A2" office:value-type="string">
            <text:p text:style-name="P10">27,18</text:p>
          </table:table-cell>
          <table:table-cell table:style-name="Table1.C2" office:value-type="string">
            <text:p text:style-name="P10">33,46</text:p>
          </table:table-cell>
        </table:table-row>
        <table:table-row>
          <table:table-cell table:style-name="Table1.A2" office:value-type="string">
            <text:p text:style-name="P9">тест: 2Гб, RAM: <text:span text:style-name="T1">2ГБ</text:span></text:p>
          </table:table-cell>
          <table:table-cell table:style-name="Table1.A2" office:value-type="string">
            <text:p text:style-name="P10">23,48</text:p>
          </table:table-cell>
          <table:table-cell table:style-name="Table1.C2" office:value-type="string">
            <text:p text:style-name="P10">42,47</text:p>
          </table:table-cell>
        </table:table-row>
        <table:table-row table:style-name="Table1.9">
          <table:table-cell table:style-name="Table1.A2" office:value-type="string">
            <text:p text:style-name="P9">тест: 2Гб, RAM: <text:span text:style-name="T1">4 ГБ</text:span></text:p>
          </table:table-cell>
          <table:table-cell table:style-name="Table1.A2" office:value-type="string">
            <text:p text:style-name="P10">23,53</text:p>
          </table:table-cell>
          <table:table-cell table:style-name="Table1.C2" office:value-type="string">
            <text:p text:style-name="P10">34,38</text:p>
          </table:table-cell>
        </table:table-row>
        <table:table-row table:style-name="Table1.9">
          <table:table-cell table:style-name="Table1.A2" office:value-type="string">
            <text:p text:style-name="P8">тест: <text:span text:style-name="T1">~14</text:span>Гб, RAM: 25МБ</text:p>
          </table:table-cell>
          <table:table-cell table:style-name="Table1.A2" office:value-type="string">
            <text:p text:style-name="P11">5:10</text:p>
          </table:table-cell>
          <table:table-cell table:style-name="Table1.C2" office:value-type="string">
            <text:p text:style-name="P12">5:24</text:p>
          </table:table-cell>
        </table:table-row>
        <table:table-row table:style-name="Table1.9">
          <table:table-cell table:style-name="Table1.A2" office:value-type="string">
            <text:p text:style-name="P8">тест: <text:span text:style-name="T1">~14</text:span>Гб, RAM: 50МБ</text:p>
          </table:table-cell>
          <table:table-cell table:style-name="Table1.A2" office:value-type="string">
            <text:p text:style-name="P11">4:44</text:p>
          </table:table-cell>
          <table:table-cell table:style-name="Table1.C2" office:value-type="string">
            <text:p text:style-name="P12">5:21</text:p>
          </table:table-cell>
        </table:table-row>
        <table:table-row table:style-name="Table1.9">
          <table:table-cell table:style-name="Table1.A2" office:value-type="string">
            <text:p text:style-name="P9">тест: <text:span text:style-name="T1">~14</text:span>Гб, RAM: 100МБ</text:p>
          </table:table-cell>
          <table:table-cell table:style-name="Table1.A2" office:value-type="string">
            <text:p text:style-name="P11">4:15</text:p>
          </table:table-cell>
          <table:table-cell table:style-name="Table1.C2" office:value-type="string">
            <text:p text:style-name="P12">4:59</text:p>
          </table:table-cell>
        </table:table-row>
        <table:table-row table:style-name="Table1.9">
          <table:table-cell table:style-name="Table1.A2" office:value-type="string">
            <text:p text:style-name="P9">тест: <text:span text:style-name="T1">~14</text:span>Гб, RAM: <text:span text:style-name="T1">400 МБ</text:span></text:p>
          </table:table-cell>
          <table:table-cell table:style-name="Table1.A2" office:value-type="string">
            <text:p text:style-name="P11">4:04</text:p>
          </table:table-cell>
          <table:table-cell table:style-name="Table1.C2" office:value-type="string">
            <text:p text:style-name="P12">4:26</text:p>
          </table:table-cell>
        </table:table-row>
        <table:table-row table:style-name="Table1.9">
          <table:table-cell table:style-name="Table1.A2" office:value-type="string">
            <text:p text:style-name="P9">тест: <text:span text:style-name="T1">~14</text:span>Гб, RAM: <text:span text:style-name="T1">800 МБ</text:span></text:p>
          </table:table-cell>
          <table:table-cell table:style-name="Table1.A2" office:value-type="string">
            <text:p text:style-name="P11">3:58</text:p>
          </table:table-cell>
          <table:table-cell table:style-name="Table1.C2" office:value-type="string">
            <text:p text:style-name="P12">4:18</text:p>
          </table:table-cell>
        </table:table-row>
        <table:table-row table:style-name="Table1.9">
          <table:table-cell table:style-name="Table1.A2" office:value-type="string">
            <text:p text:style-name="P9">тест: <text:span text:style-name="T1">~14</text:span>Гб, RAM: <text:span text:style-name="T1">1ГБ</text:span></text:p>
          </table:table-cell>
          <table:table-cell table:style-name="Table1.A2" office:value-type="string">
            <text:p text:style-name="P11">3:58</text:p>
          </table:table-cell>
          <table:table-cell table:style-name="Table1.C2" office:value-type="string">
            <text:p text:style-name="P12">4:22</text:p>
          </table:table-cell>
        </table:table-row>
        <table:table-row table:style-name="Table1.9">
          <table:table-cell table:style-name="Table1.A2" office:value-type="string">
            <text:p text:style-name="P9">тест: <text:span text:style-name="T1">~14</text:span>Гб, RAM: <text:span text:style-name="T1">2ГБ</text:span></text:p>
          </table:table-cell>
          <table:table-cell table:style-name="Table1.A2" office:value-type="string">
            <text:p text:style-name="P11">3:52</text:p>
          </table:table-cell>
          <table:table-cell table:style-name="Table1.C2" office:value-type="string">
            <text:p text:style-name="P12">4:17</text:p>
          </table:table-cell>
        </table:table-row>
        <table:table-row table:style-name="Table1.9">
          <table:table-cell table:style-name="Table1.A2" office:value-type="string">
            <text:p text:style-name="P9">тест: <text:span text:style-name="T1">~14</text:span>Гб, RAM: <text:span text:style-name="T1">4 ГБ</text:span></text:p>
          </table:table-cell>
          <table:table-cell table:style-name="Table1.A2" office:value-type="string">
            <text:p text:style-name="P11">3:52</text:p>
          </table:table-cell>
          <table:table-cell table:style-name="Table1.C2" office:value-type="string">
            <text:p text:style-name="P12">4:12</text:p>
          </table:table-cell>
        </table:table-row>
      </table:table>
      <text:p text:style-name="P5">Видно, что время работы стабильно уменьшается с ростом объёма оперативной памяти. Во всех замерах написанная мной сортировка оказывалась быстрее библиотечной. <text:span text:style-name="T3">Надо отметить, что STXXL умеет работать в много потоков, поэтому там используется системный вызов futex, который в случае одного потока не нужен, а время на него уходит. При запуске сортировки файла размером 800Мб, например, futex вызывается около 25000 раз. </text:span></text:p>
      <text:p text:style-name="P5"/>
      <text:p text:style-name="P6"><text:soft-page-break/>Возьмём запуск моей сортировки на большом тесте с 25МБ RAM. <text:span text:style-name="T4">Для замера времени, которое уходит на ввод-вывод в программе можно поставить истинной переменную NEED_TIME. При таком запуске оказывается, что 2,14с уходит на ввод-вывод, а 27,6 секунд — user-time. Таким образом, соотношение времени ввода-вывода к времени вычислений даже менее чем 10/90. </text:span><text:span text:style-name="T5">При увеличении объёма RAM, время на ввод-вывод уменьшается.</text:span><text:span text:style-name="T2"> </text:span></text:p>
      <text:p text:style-name="P3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20:43:51.175720434</meta:creation-date>
    <dc:date>2020-10-18T21:46:30.451944868</dc:date>
    <meta:editing-duration>PT25M15S</meta:editing-duration>
    <meta:editing-cycles>6</meta:editing-cycles>
    <meta:generator>LibreOffice/7.0.1.2$Linux_X86_64 LibreOffice_project/7cbcfc562f6eb6708b5ff7d7397325de9e764452</meta:generator>
    <meta:document-statistic meta:table-count="1" meta:image-count="0" meta:object-count="0" meta:page-count="2" meta:paragraph-count="67" meta:word-count="384" meta:character-count="2535" meta:non-whitespace-character-count="2205"/>
  </office:meta>
</office:document-meta>
</file>